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5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 Nigg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ej Vencelj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ze Jerom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ulbi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lfgang Hirskor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e Puska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rius Kharra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ric Wesle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bias Kühnemun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6x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Bruno Sask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stan Buchhei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é Bon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Mühlenbru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dd Schut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fine Ruppentha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re Mara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13T16:37:35.899000000</dc:date>
    <meta:editing-duration>P2DT13H5M40S</meta:editing-duration>
    <meta:editing-cycles>184</meta:editing-cycles>
    <meta:document-statistic meta:table-count="7" meta:cell-count="1122" meta:object-count="0"/>
    <meta:user-defined meta:name="ProgId">Excel.Sheet</meta:user-defined>
  </office:meta>
</office:document-meta>
</file>